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3BC0DA28E0C632ED5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 svg:font-family="Calibri"/>
    <style:font-face style:name="Arial1" svg:font-family="Arial"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3702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pr1" style:family="presentation" style:parent-style-name="Section_20_and_20_Subsection_20_Title-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2" style:family="presentation" style:parent-style-name="Section_20_and_20_Subsection_20_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Only-title">
      <style:graphic-properties draw:stroke="none" svg:stroke-width="0cm" draw:fill="none" draw:textarea-vertical-align="middle" draw:auto-grow-height="false" draw:fit-to-size="false" fo:min-height="4.769cm" fo:padding-top="0.507cm" fo:padding-bottom="0.507cm" fo:padding-left="0.507cm" fo:padding-right="0.507cm" fo:wrap-option="wrap"/>
    </style:style>
    <style:style style:name="pr4" style:family="presentation" style:parent-style-name="Title_20_Only-outline1">
      <style:graphic-properties draw:stroke="none" svg:stroke-width="0cm" draw:fill="none" draw:textarea-vertical-align="top" draw:auto-grow-height="false" draw:fit-to-size="false" fo:min-height="16.314cm" fo:padding-top="0.507cm" fo:padding-bottom="0.507cm" fo:padding-left="0.507cm" fo:padding-right="0.507cm" fo:wrap-option="wrap"/>
    </style:style>
    <style:style style:name="pr5"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Default-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7" style:family="presentation" style:parent-style-name="Default-subtitle">
      <style:graphic-properties draw:stroke="none" svg:stroke-width="0cm" draw:fill="none" draw:fill-color="#ffffff" draw:textarea-vertical-align="top" draw:auto-grow-height="false" draw:fit-to-size="false" fo:min-height="16.565cm" fo:padding-top="0.508cm" fo:padding-bottom="0.508cm" fo:padding-left="0.508cm" fo:padding-right="0.508cm" fo:wrap-option="wrap"/>
    </style:style>
    <style:style style:name="pr8" style:family="presentation" style:parent-style-name="Defau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96pt"/>
    </style:style>
    <style:style style:name="P3" style:family="paragraph">
      <style:paragraph-properties fo:margin-top="0cm" fo:margin-bottom="0cm" fo:line-height="100%" fo:text-align="start" style:writing-mode="lr-tb"/>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40pt"/>
    </style:style>
    <style:style style:name="P6" style:family="paragraph">
      <style:paragraph-properties fo:margin-left="0cm" fo:margin-right="0cm" fo:margin-top="0cm" fo:margin-bottom="0.564cm" fo:line-height="100%" fo:text-align="start" fo:text-indent="0cm" style:writing-mode="lr-tb"/>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top="0cm" fo:margin-bottom="0cm" fo:line-height="100%" fo:text-align="start"/>
    </style:style>
    <style:style style:name="P9" style:family="paragraph">
      <loext:graphic-properties draw:fill="none" draw:fill-color="#ffffff"/>
      <style:paragraph-properties fo:text-align="start" style:font-independent-line-spacing="true"/>
      <style:text-properties fo:font-size="44pt"/>
    </style:style>
    <style:style style:name="T1" style:family="text">
      <style:text-properties fo:font-variant="normal" fo:text-transform="none" fo:color="#ffffff" style:text-line-through-style="none" style:text-line-through-type="none" style:text-position="0% 100%" style:font-name="Calibri" fo:font-size="96pt" fo:letter-spacing="normal" fo:font-style="normal" style:text-underline-style="none" fo:font-weight="normal" style:font-name-asian="Calibri" style:font-size-asian="96pt" style:font-style-asian="normal" style:font-weight-asian="normal" style:font-name-complex="Calibri" style:font-size-complex="96pt" style:font-style-complex="normal" style:font-weight-complex="normal"/>
    </style:style>
    <style:style style:name="T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style:style style:name="T4" style:family="text">
      <style:text-properties fo:font-variant="normal" fo:text-transform="none" fo:color="#434343" style:text-line-through-style="none" style:text-line-through-type="none" style:text-position="0% 100%" style:font-name="Calibri" fo:font-size="40pt" fo:letter-spacing="normal" fo:font-style="normal" style:text-underline-style="none" fo:font-weight="normal" style:font-name-asian="Calibri" style:font-size-asian="40pt" style:font-style-asian="normal" style:font-weight-asian="normal" style:font-name-complex="Calibri" style:font-size-complex="40pt" style:font-style-complex="normal" style:font-weight-complex="normal"/>
    </style:style>
    <style:style style:name="T5" style:family="text">
      <style:text-properties fo:font-variant="normal" fo:text-transform="none" style:text-line-through-style="none" style:text-line-through-type="none" style:text-position="0% 100%" style:font-name="Wingdings"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565cm" text:min-label-width="1.973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ection_20_and_20_Subsection_20_Title" presentation:presentation-page-layout-name="AL1T0">
        <draw:frame draw:name="Shape 167" presentation:style-name="pr1" draw:text-style-name="P2" draw:layer="layout" svg:width="45.656cm" svg:height="5.183cm" svg:x="2.169cm" svg:y="10.102cm" presentation:class="title" presentation:user-transformed="true">
          <draw:text-box>
            <text:p text:style-name="P1"><text:span text:style-name="T1">Better View Binding</text:span></text:p>
          </draw:text-box>
        </draw:frame>
        <presentation:notes draw:style-name="dp2">
          <draw:page-thumbnail draw:name="Shape 164" draw:style-name="gr1" draw:layer="layout" svg:width="16.932cm" svg:height="9.524cm" svg:x="1.058cm" svg:y="1.905cm" draw:page-number="1" presentation:class="page"/>
          <draw:frame draw:name="Shape 165" presentation:style-name="pr2" draw:text-style-name="P4" draw:layer="layout" svg:width="15.239cm" svg:height="11.429cm" svg:x="1.905cm" svg:y="12.065cm" presentation:class="notes" presentation:user-transformed="true">
            <draw:text-box>
              <text:p text:style-name="P3"><text:span text:style-name="T2">[Mandatory Slide]</text:span><text:span text:style-name="T2"><text:line-break/></text:span><text:span text:style-name="T2">This would be the introduction slide of the topic that you are covering in this subsection.</text:span></text:p>
              <text:p text:style-name="P3"><text:span text:style-name="T2">When this slide plays, you could talk about the main aim that we’d be covering in this video.</text:span></text:p>
            </draw:text-box>
          </draw:frame>
        </presentation:notes>
      </draw:page>
      <draw:page draw:name="In this Video, we are going to take a look at…" draw:style-name="dp3" draw:master-page-name="Title_20_Only" presentation:presentation-page-layout-name="AL2T19">
        <draw:frame draw:name="Shape 148" presentation:style-name="pr3" draw:text-style-name="P5" draw:layer="layout" svg:width="48.992cm" svg:height="3.344cm" svg:x="0.557cm" svg:y="0.097cm" presentation:class="title" presentation:user-transformed="true">
          <draw:text-box>
            <text:p text:style-name="P1"><text:span text:style-name="T3">In this Video, we are going to take a look at…</text:span></text:p>
          </draw:text-box>
        </draw:frame>
        <draw:frame draw:name="Shape 149" presentation:style-name="pr4" draw:text-style-name="P7" draw:layer="layout" svg:width="48.379cm" svg:height="22.331cm" svg:x="1.17cm" svg:y="4.938cm" presentation:class="outline" presentation:user-transformed="true">
          <draw:text-box>
            <text:list text:style-name="L3">
              <text:list-item>
                <text:p text:style-name="P6"><text:span text:style-name="T4">Define a higher order component that can bind to a data store</text:span></text:p>
              </text:list-item>
              <text:list-item>
                <text:p text:style-name="P6"><text:span text:style-name="T4">Declare a default store to be used throughout the application</text:span></text:p>
              </text:list-item>
              <text:list-item>
                <text:p text:style-name="P6"><text:span text:style-name="T4">Apply the higher order component to a purely functional Counter component</text:span></text:p>
              </text:list-item>
            </text:list>
          </draw:text-box>
        </draw:frame>
        <presentation:notes draw:style-name="dp2">
          <draw:page-thumbnail draw:name="Shape 145" draw:style-name="gr1" draw:layer="layout" svg:width="16.932cm" svg:height="9.524cm" svg:x="1.058cm" svg:y="1.905cm" draw:page-number="2" presentation:class="page"/>
          <draw:frame draw:name="Shape 146" presentation:style-name="pr5" draw:text-style-name="P4" draw:layer="layout" svg:width="15.239cm" svg:height="11.429cm" svg:x="1.905cm" svg:y="12.065cm" presentation:class="notes" presentation:user-transformed="true">
            <draw:text-box>
              <text:p text:style-name="P8"><text:span text:style-name="T2">[Mandatory Slide]</text:span></text:p>
              <text:p text:style-name="P3"><text:span text:style-name="T2">Before the start of the video, we’d like to highlight what are important topics or pointers that we’d be covering in this video. This slide would immediately follow the intro/name slide. This would just be say 2-3 points for the viewers to know what they are getting into.</text:span></text:p>
              <text:p text:style-name="P3"><text:span text:style-name="T2"/></text:p>
            </draw:text-box>
          </draw:frame>
        </presentation:notes>
      </draw:page>
      <draw:page draw:name="page3" draw:style-name="dp3" draw:master-page-name="Default">
        <draw:frame draw:name="Shape 272" presentation:style-name="pr6" draw:text-style-name="P2" draw:layer="layout" svg:width="45.656cm" svg:height="5.183cm" svg:x="2.169cm" svg:y="10.102cm" presentation:class="title" presentation:user-transformed="true">
          <draw:text-box>
            <text:p text:style-name="P1"><text:span text:style-name="T1">Design Decisions</text:span></text:p>
          </draw:text-box>
        </draw:frame>
        <draw:frame draw:name="Shape 273" presentation:style-name="pr7" draw:text-style-name="P9" draw:layer="layout" svg:width="45.656cm" svg:height="2.403cm" svg:x="2.169cm" svg:y="15.488cm" presentation:class="subtitle" presentation:user-transformed="true">
          <draw:text-box>
            <text:p text:style-name="P1"><text:span text:style-name="T3">Next Video</text:span></text:p>
          </draw:text-box>
        </draw:frame>
        <presentation:notes draw:style-name="dp2">
          <draw:page-thumbnail draw:name="Shape 269" draw:style-name="gr1" draw:layer="layout" svg:width="16.932cm" svg:height="9.524cm" svg:x="1.058cm" svg:y="1.905cm" draw:page-number="3" presentation:class="page"/>
          <draw:frame draw:name="Shape 270" presentation:style-name="pr8" draw:text-style-name="P4" draw:layer="layout" svg:width="15.239cm" svg:height="11.429cm" svg:x="1.905cm" svg:y="12.065cm" presentation:class="notes" presentation:user-transformed="true">
            <draw:text-box>
              <text:p text:style-name="P3"><text:span text:style-name="T2">[Mandatory Slide]</text:span></text:p>
              <text:p text:style-name="P3"><text:span text:style-name="T2">Here the name of the next video needs to be mentioned. The narration as you guessed it would be just letting the viewer know exactly where we are at and what we’d be taking over next! </text:span><text:span text:style-name="T5"></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 svg:font-family="Calibri"/>
    <style:font-face style:name="Arial1" svg:font-family="Arial"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9f9f9" draw:end-color="#dedede"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20_and_20_Subsection_20_Title-background" style:display-name="Section and Subsection Title-background" style:family="presentation">
      <style:graphic-properties draw:stroke="none" draw:fill="solid" draw:fill-color="#f37021"/>
      <style:text-properties style:letter-kerning="true"/>
    </style:style>
    <style:style style:name="Section_20_and_20_Subsection_20_Title-backgroundobjects" style:display-name="Section and Subsection Title-backgroundobjects" style:family="presentation">
      <style:graphic-properties draw:textarea-horizontal-align="justify" draw:shadow="hidden" draw:shadow-offset-x="0.2cm" draw:shadow-offset-y="0.2cm" draw:shadow-color="#808080"/>
      <style:text-properties style:letter-kerning="true"/>
    </style:style>
    <style:style style:name="Section_20_and_20_Subsection_20_Title-notes" style:display-name="Section and Subsection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and_20_Subsection_20_Title-outline1" style:display-name="Section and Subsection Title-outline1" style:family="presentation">
      <style:graphic-properties draw:stroke="none" draw:fill="none" draw:auto-grow-height="false" draw:fit-to-size="shrink-to-fit">
        <text:list-style style:name="Section_20_and_20_Subsection_20_Title-outline1" style:display-name="Section and Subsection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ection_20_and_20_Subsection_20_Title-outline2" style:display-name="Section and Subsection Title-outline2" style:family="presentation" style:parent-style-name="Section_20_and_20_Subsection_20_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3" style:display-name="Section and Subsection Title-outline3" style:family="presentation" style:parent-style-name="Section_20_and_20_Subsection_20_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4" style:display-name="Section and Subsection Title-outline4" style:family="presentation" style:parent-style-name="Section_20_and_20_Subsection_20_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5" style:display-name="Section and Subsection Title-outline5" style:family="presentation" style:parent-style-name="Section_20_and_20_Subsection_20_Title-outline4">
      <style:paragraph-properties fo:margin-top="0.1cm" fo:margin-bottom="0cm"/>
      <style:text-properties fo:font-size="20pt" style:font-size-asian="20pt" style:font-size-complex="20pt"/>
    </style:style>
    <style:style style:name="Section_20_and_20_Subsection_20_Title-outline6" style:display-name="Section and Subsection Title-outline6" style:family="presentation" style:parent-style-name="Section_20_and_20_Subsection_20_Title-outline5">
      <style:paragraph-properties fo:margin-top="0.1cm" fo:margin-bottom="0cm"/>
      <style:text-properties fo:font-size="20pt" style:font-size-asian="20pt" style:font-size-complex="20pt"/>
    </style:style>
    <style:style style:name="Section_20_and_20_Subsection_20_Title-outline7" style:display-name="Section and Subsection Title-outline7" style:family="presentation" style:parent-style-name="Section_20_and_20_Subsection_20_Title-outline6">
      <style:paragraph-properties fo:margin-top="0.1cm" fo:margin-bottom="0cm"/>
      <style:text-properties fo:font-size="20pt" style:font-size-asian="20pt" style:font-size-complex="20pt"/>
    </style:style>
    <style:style style:name="Section_20_and_20_Subsection_20_Title-outline8" style:display-name="Section and Subsection Title-outline8" style:family="presentation" style:parent-style-name="Section_20_and_20_Subsection_20_Title-outline7">
      <style:paragraph-properties fo:margin-top="0.1cm" fo:margin-bottom="0cm"/>
      <style:text-properties fo:font-size="20pt" style:font-size-asian="20pt" style:font-size-complex="20pt"/>
    </style:style>
    <style:style style:name="Section_20_and_20_Subsection_20_Title-outline9" style:display-name="Section and Subsection Title-outline9" style:family="presentation" style:parent-style-name="Section_20_and_20_Subsection_20_Title-outline8">
      <style:paragraph-properties fo:margin-top="0.1cm" fo:margin-bottom="0cm"/>
      <style:text-properties fo:font-size="20pt" style:font-size-asian="20pt" style:font-size-complex="20pt"/>
    </style:style>
    <style:style style:name="Section_20_and_20_Subsection_20_Title-subtitle" style:display-name="Section and Subsection Title-subtitle" style:family="presentation">
      <style:graphic-properties draw:stroke="none" draw:fill="none" draw:textarea-vertical-align="middle">
        <text:list-style style:name="Section_20_and_20_Subsection_20_Title-subtitle" style:display-name="Section and Subsection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and_20_Subsection_20_Title-title" style:display-name="Section and Subsection Title-title" style:family="presentation">
      <style:graphic-properties draw:stroke="none" draw:fill="none" draw:textarea-vertical-align="middle">
        <text:list-style style:name="Section_20_and_20_Subsection_20_Title-title" style:display-name="Section and Subsection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333333"/>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333333"/>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333333"/>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Main_20_Point-background" style:display-name="Main Point-background" style:family="presentation">
      <style:graphic-properties draw:stroke="none" draw:fill="solid" draw:fill-color="#333333"/>
      <style:text-properties style:letter-kerning="true"/>
    </style:style>
    <style:style style:name="Main_20_Point-backgroundobjects" style:display-name="Main Point-backgroundobjects" style:family="presentation">
      <style:graphic-properties draw:textarea-horizontal-align="justify" draw:shadow="hidden" draw:shadow-offset-x="0.2cm" draw:shadow-offset-y="0.2cm" draw:shadow-color="#808080"/>
      <style:text-properties style:letter-kerning="true"/>
    </style:style>
    <style:style style:name="Main_20_Point-notes" style:display-name="Main 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20_Point-outline1" style:display-name="Main Point-outline1" style:family="presentation">
      <style:graphic-properties draw:stroke="none" draw:fill="none" draw:auto-grow-height="false" draw:fit-to-size="shrink-to-fit">
        <text:list-style style:name="Main_20_Point-outline1" style:display-name="Main 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Main_20_Point-outline2" style:display-name="Main Point-outline2" style:family="presentation" style:parent-style-name="Main_20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3" style:display-name="Main Point-outline3" style:family="presentation" style:parent-style-name="Main_20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4" style:display-name="Main Point-outline4" style:family="presentation" style:parent-style-name="Main_20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5" style:display-name="Main Point-outline5" style:family="presentation" style:parent-style-name="Main_20_Point-outline4">
      <style:paragraph-properties fo:margin-top="0.1cm" fo:margin-bottom="0cm"/>
      <style:text-properties fo:font-size="20pt" style:font-size-asian="20pt" style:font-size-complex="20pt"/>
    </style:style>
    <style:style style:name="Main_20_Point-outline6" style:display-name="Main Point-outline6" style:family="presentation" style:parent-style-name="Main_20_Point-outline5">
      <style:paragraph-properties fo:margin-top="0.1cm" fo:margin-bottom="0cm"/>
      <style:text-properties fo:font-size="20pt" style:font-size-asian="20pt" style:font-size-complex="20pt"/>
    </style:style>
    <style:style style:name="Main_20_Point-outline7" style:display-name="Main Point-outline7" style:family="presentation" style:parent-style-name="Main_20_Point-outline6">
      <style:paragraph-properties fo:margin-top="0.1cm" fo:margin-bottom="0cm"/>
      <style:text-properties fo:font-size="20pt" style:font-size-asian="20pt" style:font-size-complex="20pt"/>
    </style:style>
    <style:style style:name="Main_20_Point-outline8" style:display-name="Main Point-outline8" style:family="presentation" style:parent-style-name="Main_20_Point-outline7">
      <style:paragraph-properties fo:margin-top="0.1cm" fo:margin-bottom="0cm"/>
      <style:text-properties fo:font-size="20pt" style:font-size-asian="20pt" style:font-size-complex="20pt"/>
    </style:style>
    <style:style style:name="Main_20_Point-outline9" style:display-name="Main Point-outline9" style:family="presentation" style:parent-style-name="Main_20_Point-outline8">
      <style:paragraph-properties fo:margin-top="0.1cm" fo:margin-bottom="0cm"/>
      <style:text-properties fo:font-size="20pt" style:font-size-asian="20pt" style:font-size-complex="20pt"/>
    </style:style>
    <style:style style:name="Main_20_Point-subtitle" style:display-name="Main Point-subtitle" style:family="presentation">
      <style:graphic-properties draw:stroke="none" draw:fill="none" draw:textarea-vertical-align="middle">
        <text:list-style style:name="Main_20_Point-subtitle" style:display-name="Main 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20_Point-title" style:display-name="Main Point-title" style:family="presentation">
      <style:graphic-properties draw:stroke="none" draw:fill="none" draw:textarea-vertical-align="middle">
        <text:list-style style:name="Main_20_Point-title" style:display-name="Main 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Big_20_Number-background" style:display-name="Big Number-background" style:family="presentation">
      <style:graphic-properties draw:stroke="none" draw:fill="solid" draw:fill-color="#333333"/>
      <style:text-properties style:letter-kerning="true"/>
    </style:style>
    <style:style style:name="Big_20_Number-backgroundobjects" style:display-name="Big Number-backgroundobjects" style:family="presentation">
      <style:graphic-properties draw:textarea-horizontal-align="justify" draw:shadow="hidden" draw:shadow-offset-x="0.2cm" draw:shadow-offset-y="0.2cm" draw:shadow-color="#808080"/>
      <style:text-properties style:letter-kerning="true"/>
    </style:style>
    <style:style style:name="Big_20_Number-notes" style:display-name="Big 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outline1" style:display-name="Big Number-outline1" style:family="presentation">
      <style:graphic-properties draw:stroke="none" draw:fill="none" draw:auto-grow-height="false" draw:fit-to-size="shrink-to-fit">
        <text:list-style style:name="Big_20_Number-outline1" style:display-name="Big 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Big_20_Number-outline2" style:display-name="Big Number-outline2" style:family="presentation" style:parent-style-name="Big_20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3" style:display-name="Big Number-outline3" style:family="presentation" style:parent-style-name="Big_20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4" style:display-name="Big Number-outline4" style:family="presentation" style:parent-style-name="Big_20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5" style:display-name="Big Number-outline5" style:family="presentation" style:parent-style-name="Big_20_Number-outline4">
      <style:paragraph-properties fo:margin-top="0.1cm" fo:margin-bottom="0cm"/>
      <style:text-properties fo:font-size="20pt" style:font-size-asian="20pt" style:font-size-complex="20pt"/>
    </style:style>
    <style:style style:name="Big_20_Number-outline6" style:display-name="Big Number-outline6" style:family="presentation" style:parent-style-name="Big_20_Number-outline5">
      <style:paragraph-properties fo:margin-top="0.1cm" fo:margin-bottom="0cm"/>
      <style:text-properties fo:font-size="20pt" style:font-size-asian="20pt" style:font-size-complex="20pt"/>
    </style:style>
    <style:style style:name="Big_20_Number-outline7" style:display-name="Big Number-outline7" style:family="presentation" style:parent-style-name="Big_20_Number-outline6">
      <style:paragraph-properties fo:margin-top="0.1cm" fo:margin-bottom="0cm"/>
      <style:text-properties fo:font-size="20pt" style:font-size-asian="20pt" style:font-size-complex="20pt"/>
    </style:style>
    <style:style style:name="Big_20_Number-outline8" style:display-name="Big Number-outline8" style:family="presentation" style:parent-style-name="Big_20_Number-outline7">
      <style:paragraph-properties fo:margin-top="0.1cm" fo:margin-bottom="0cm"/>
      <style:text-properties fo:font-size="20pt" style:font-size-asian="20pt" style:font-size-complex="20pt"/>
    </style:style>
    <style:style style:name="Big_20_Number-outline9" style:display-name="Big Number-outline9" style:family="presentation" style:parent-style-name="Big_20_Number-outline8">
      <style:paragraph-properties fo:margin-top="0.1cm" fo:margin-bottom="0cm"/>
      <style:text-properties fo:font-size="20pt" style:font-size-asian="20pt" style:font-size-complex="20pt"/>
    </style:style>
    <style:style style:name="Big_20_Number-subtitle" style:display-name="Big Number-subtitle" style:family="presentation">
      <style:graphic-properties draw:stroke="none" draw:fill="none" draw:textarea-vertical-align="middle">
        <text:list-style style:name="Big_20_Number-subtitle" style:display-name="Big 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title" style:display-name="Big Number-title" style:family="presentation">
      <style:graphic-properties draw:stroke="none" draw:fill="none" draw:textarea-vertical-align="middle">
        <text:list-style style:name="Big_20_Number-title" style:display-name="Big 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One_20_Column_20_Text-background" style:display-name="One Column Text-background" style:family="presentation">
      <style:graphic-properties draw:stroke="none" draw:fill="solid" draw:fill-color="#333333"/>
      <style:text-properties style:letter-kerning="true"/>
    </style:style>
    <style:style style:name="One_20_Column_20_Text-backgroundobjects" style:display-name="One Column Text-backgroundobjects" style:family="presentation">
      <style:graphic-properties draw:textarea-horizontal-align="justify" draw:shadow="hidden" draw:shadow-offset-x="0.2cm" draw:shadow-offset-y="0.2cm" draw:shadow-color="#808080"/>
      <style:text-properties style:letter-kerning="true"/>
    </style:style>
    <style:style style:name="One_20_Column_20_Text-notes" style:display-name="One Column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lumn_20_Text-outline1" style:display-name="One Column Text-outline1" style:family="presentation">
      <style:graphic-properties draw:stroke="none" draw:fill="none" draw:auto-grow-height="false" draw:fit-to-size="shrink-to-fit">
        <text:list-style style:name="One_20_Column_20_Text-outline1" style:display-name="One Column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One_20_Column_20_Text-outline2" style:display-name="One Column Text-outline2" style:family="presentation" style:parent-style-name="One_20_Column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3" style:display-name="One Column Text-outline3" style:family="presentation" style:parent-style-name="One_20_Column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4" style:display-name="One Column Text-outline4" style:family="presentation" style:parent-style-name="One_20_Column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5" style:display-name="One Column Text-outline5" style:family="presentation" style:parent-style-name="One_20_Column_20_Text-outline4">
      <style:paragraph-properties fo:margin-top="0.1cm" fo:margin-bottom="0cm"/>
      <style:text-properties fo:font-size="20pt" style:font-size-asian="20pt" style:font-size-complex="20pt"/>
    </style:style>
    <style:style style:name="One_20_Column_20_Text-outline6" style:display-name="One Column Text-outline6" style:family="presentation" style:parent-style-name="One_20_Column_20_Text-outline5">
      <style:paragraph-properties fo:margin-top="0.1cm" fo:margin-bottom="0cm"/>
      <style:text-properties fo:font-size="20pt" style:font-size-asian="20pt" style:font-size-complex="20pt"/>
    </style:style>
    <style:style style:name="One_20_Column_20_Text-outline7" style:display-name="One Column Text-outline7" style:family="presentation" style:parent-style-name="One_20_Column_20_Text-outline6">
      <style:paragraph-properties fo:margin-top="0.1cm" fo:margin-bottom="0cm"/>
      <style:text-properties fo:font-size="20pt" style:font-size-asian="20pt" style:font-size-complex="20pt"/>
    </style:style>
    <style:style style:name="One_20_Column_20_Text-outline8" style:display-name="One Column Text-outline8" style:family="presentation" style:parent-style-name="One_20_Column_20_Text-outline7">
      <style:paragraph-properties fo:margin-top="0.1cm" fo:margin-bottom="0cm"/>
      <style:text-properties fo:font-size="20pt" style:font-size-asian="20pt" style:font-size-complex="20pt"/>
    </style:style>
    <style:style style:name="One_20_Column_20_Text-outline9" style:display-name="One Column Text-outline9" style:family="presentation" style:parent-style-name="One_20_Column_20_Text-outline8">
      <style:paragraph-properties fo:margin-top="0.1cm" fo:margin-bottom="0cm"/>
      <style:text-properties fo:font-size="20pt" style:font-size-asian="20pt" style:font-size-complex="20pt"/>
    </style:style>
    <style:style style:name="One_20_Column_20_Text-subtitle" style:display-name="One Column Text-subtitle" style:family="presentation">
      <style:graphic-properties draw:stroke="none" draw:fill="none" draw:textarea-vertical-align="middle">
        <text:list-style style:name="One_20_Column_20_Text-subtitle" style:display-name="One Column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lumn_20_Text-title" style:display-name="One Column Text-title" style:family="presentation">
      <style:graphic-properties draw:stroke="none" draw:fill="none" draw:textarea-vertical-align="middle">
        <text:list-style style:name="One_20_Column_20_Text-title" style:display-name="One Column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plit_20_Summary-background" style:display-name="Split Summary-background" style:family="presentation">
      <style:graphic-properties draw:stroke="none" draw:fill="solid" draw:fill-color="#333333"/>
      <style:text-properties style:letter-kerning="true"/>
    </style:style>
    <style:style style:name="Split_20_Summary-backgroundobjects" style:display-name="Split Summary-backgroundobjects" style:family="presentation">
      <style:graphic-properties draw:textarea-horizontal-align="justify" draw:shadow="hidden" draw:shadow-offset-x="0.2cm" draw:shadow-offset-y="0.2cm" draw:shadow-color="#808080"/>
      <style:text-properties style:letter-kerning="true"/>
    </style:style>
    <style:style style:name="Split_20_Summary-notes" style:display-name="Split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lit_20_Summary-outline1" style:display-name="Split Summary-outline1" style:family="presentation">
      <style:graphic-properties draw:stroke="none" draw:fill="none" draw:auto-grow-height="false" draw:fit-to-size="shrink-to-fit">
        <text:list-style style:name="Split_20_Summary-outline1" style:display-name="Split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plit_20_Summary-outline2" style:display-name="Split Summary-outline2" style:family="presentation" style:parent-style-name="Split_20_Summar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3" style:display-name="Split Summary-outline3" style:family="presentation" style:parent-style-name="Split_20_Summar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4" style:display-name="Split Summary-outline4" style:family="presentation" style:parent-style-name="Split_20_Summar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5" style:display-name="Split Summary-outline5" style:family="presentation" style:parent-style-name="Split_20_Summary-outline4">
      <style:paragraph-properties fo:margin-top="0.1cm" fo:margin-bottom="0cm"/>
      <style:text-properties fo:font-size="20pt" style:font-size-asian="20pt" style:font-size-complex="20pt"/>
    </style:style>
    <style:style style:name="Split_20_Summary-outline6" style:display-name="Split Summary-outline6" style:family="presentation" style:parent-style-name="Split_20_Summary-outline5">
      <style:paragraph-properties fo:margin-top="0.1cm" fo:margin-bottom="0cm"/>
      <style:text-properties fo:font-size="20pt" style:font-size-asian="20pt" style:font-size-complex="20pt"/>
    </style:style>
    <style:style style:name="Split_20_Summary-outline7" style:display-name="Split Summary-outline7" style:family="presentation" style:parent-style-name="Split_20_Summary-outline6">
      <style:paragraph-properties fo:margin-top="0.1cm" fo:margin-bottom="0cm"/>
      <style:text-properties fo:font-size="20pt" style:font-size-asian="20pt" style:font-size-complex="20pt"/>
    </style:style>
    <style:style style:name="Split_20_Summary-outline8" style:display-name="Split Summary-outline8" style:family="presentation" style:parent-style-name="Split_20_Summary-outline7">
      <style:paragraph-properties fo:margin-top="0.1cm" fo:margin-bottom="0cm"/>
      <style:text-properties fo:font-size="20pt" style:font-size-asian="20pt" style:font-size-complex="20pt"/>
    </style:style>
    <style:style style:name="Split_20_Summary-outline9" style:display-name="Split Summary-outline9" style:family="presentation" style:parent-style-name="Split_20_Summary-outline8">
      <style:paragraph-properties fo:margin-top="0.1cm" fo:margin-bottom="0cm"/>
      <style:text-properties fo:font-size="20pt" style:font-size-asian="20pt" style:font-size-complex="20pt"/>
    </style:style>
    <style:style style:name="Split_20_Summary-subtitle" style:display-name="Split Summary-subtitle" style:family="presentation">
      <style:graphic-properties draw:stroke="none" draw:fill="none" draw:textarea-vertical-align="middle">
        <text:list-style style:name="Split_20_Summary-subtitle" style:display-name="Split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lit_20_Summary-title" style:display-name="Split Summary-title" style:family="presentation">
      <style:graphic-properties draw:stroke="none" draw:fill="none" draw:textarea-vertical-align="middle">
        <text:list-style style:name="Split_20_Summary-title" style:display-name="Split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3702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50.778cm" fo:page-height="28.562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37021"/>
    </style:style>
    <style:style style:name="Mdp2" style:family="drawing-page">
      <style:drawing-page-properties draw:background-size="border" draw:fill="solid" draw:fill-color="#33333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fafafa" draw:textarea-vertical-align="middle" draw:auto-grow-height="false" draw:fit-to-size="false" fo:min-height="0cm" fo:min-width="0cm" fo:padding-top="0.508cm" fo:padding-bottom="0.508cm" fo:padding-left="0.508cm" fo:padding-right="0.508cm" fo:wrap-option="wrap"/>
    </style:style>
    <style:style style:name="Mgr4" style:family="graphic" style:parent-style-name="standard">
      <style:graphic-properties draw:stroke="none" svg:stroke-width="0cm" draw:fill="gradient" draw:fill-gradient-name="Gradient_20_2" draw:textarea-vertical-align="middle" draw:auto-grow-height="false" draw:fit-to-size="false" fo:min-height="0cm" fo:min-width="0cm" fo:padding-top="0.508cm" fo:padding-bottom="0.508cm" fo:padding-left="0.508cm" fo:padding-right="0.508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ection_20_and_20_Subsection_20_Title-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 style:family="presentation" style:parent-style-name="Section_20_and_20_Subsection_20_Title-backgroundobjects">
      <style:graphic-properties draw:stroke="none" draw:fill="none" draw:fill-color="#ffffff" draw:auto-grow-height="false" fo:min-height="1.397cm"/>
    </style:style>
    <style:style style:name="Mpr3" style:family="presentation" style:parent-style-name="Section_20_and_20_Subsection_20_Title-backgroundobjects">
      <style:graphic-properties draw:stroke="none" draw:fill="none" draw:fill-color="#ffffff" draw:textarea-vertical-align="bottom" draw:auto-grow-height="false" fo:min-height="1.397cm"/>
    </style:style>
    <style:style style:name="Mpr4" style:family="presentation" style:parent-style-name="Title_20_Only-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5" style:family="presentation" style:parent-style-name="Title_20_Only-backgroundobjects">
      <style:graphic-properties draw:stroke="none" draw:fill="none" draw:fill-color="#ffffff" draw:auto-grow-height="false" fo:min-height="1.27cm"/>
    </style:style>
    <style:style style:name="Mpr6" style:family="presentation" style:parent-style-name="Title_20_Only-backgroundobjects">
      <style:graphic-properties draw:stroke="none" draw:fill="none" draw:fill-color="#ffffff" draw:textarea-vertical-align="bottom" draw:auto-grow-height="false" fo:min-height="1.27cm"/>
    </style:style>
    <style:style style:name="Mpr7" style:family="presentation" style:parent-style-name="Title_20_and_20_Two_20_Columns-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8" style:family="presentation" style:parent-style-name="Title_20_and_20_Two_20_Columns-backgroundobjects">
      <style:graphic-properties draw:stroke="none" draw:fill="none" draw:fill-color="#ffffff" draw:auto-grow-height="false" fo:min-height="1.27cm"/>
    </style:style>
    <style:style style:name="Mpr9" style:family="presentation" style:parent-style-name="Title_20_and_20_Two_20_Columns-backgroundobjects">
      <style:graphic-properties draw:stroke="none" draw:fill="none" draw:fill-color="#ffffff" draw:textarea-vertical-align="bottom" draw:auto-grow-height="false" fo:min-height="1.27cm"/>
    </style:style>
    <style:style style:name="Mpr10" style:family="presentation" style:parent-style-name="Title_20_and_20_Bod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1" style:family="presentation" style:parent-style-name="Title_20_and_20_Body-backgroundobjects">
      <style:graphic-properties draw:stroke="none" draw:fill="none" draw:fill-color="#ffffff" draw:auto-grow-height="false" fo:min-height="1.27cm"/>
    </style:style>
    <style:style style:name="Mpr12" style:family="presentation" style:parent-style-name="Title_20_and_20_Body-backgroundobjects">
      <style:graphic-properties draw:stroke="none" draw:fill="none" draw:fill-color="#ffffff" draw:textarea-vertical-align="bottom" draw:auto-grow-height="false" fo:min-height="1.27cm"/>
    </style:style>
    <style:style style:name="Mpr13" style:family="presentation" style:parent-style-name="Main_20_Point-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14" style:family="presentation" style:parent-style-name="Main_20_Point-backgroundobjects">
      <style:graphic-properties draw:stroke="none" draw:fill="none" draw:fill-color="#ffffff" draw:auto-grow-height="false" fo:min-height="1.27cm"/>
    </style:style>
    <style:style style:name="Mpr15" style:family="presentation" style:parent-style-name="Main_20_Point-backgroundobjects">
      <style:graphic-properties draw:stroke="none" draw:fill="none" draw:fill-color="#ffffff" draw:textarea-vertical-align="bottom" draw:auto-grow-height="false" fo:min-height="1.27cm"/>
    </style:style>
    <style:style style:name="Mpr16" style:family="presentation" style:parent-style-name="Big_20_Number-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7" style:family="presentation" style:parent-style-name="Big_20_Number-backgroundobjects">
      <style:graphic-properties draw:stroke="none" draw:fill="none" draw:fill-color="#ffffff" draw:auto-grow-height="false" fo:min-height="1.27cm"/>
    </style:style>
    <style:style style:name="Mpr18" style:family="presentation" style:parent-style-name="Big_20_Number-backgroundobjects">
      <style:graphic-properties draw:stroke="none" draw:fill="none" draw:fill-color="#ffffff" draw:textarea-vertical-align="bottom" draw:auto-grow-height="false" fo:min-height="1.27cm"/>
    </style:style>
    <style:style style:name="Mpr19" style:family="presentation" style:parent-style-name="One_20_Column_20_Tex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0" style:family="presentation" style:parent-style-name="One_20_Column_20_Text-backgroundobjects">
      <style:graphic-properties draw:stroke="none" draw:fill="none" draw:fill-color="#ffffff" draw:auto-grow-height="false" fo:min-height="1.27cm"/>
    </style:style>
    <style:style style:name="Mpr21" style:family="presentation" style:parent-style-name="One_20_Column_20_Text-backgroundobjects">
      <style:graphic-properties draw:stroke="none" draw:fill="none" draw:fill-color="#ffffff" draw:textarea-vertical-align="bottom" draw:auto-grow-height="false" fo:min-height="1.27cm"/>
    </style:style>
    <style:style style:name="Mpr22" style:family="presentation" style:parent-style-name="Split_20_Summar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3" style:family="presentation" style:parent-style-name="Split_20_Summary-backgroundobjects">
      <style:graphic-properties draw:stroke="none" draw:fill="none" draw:fill-color="#ffffff" draw:auto-grow-height="false" fo:min-height="1.27cm"/>
    </style:style>
    <style:style style:name="Mpr24" style:family="presentation" style:parent-style-name="Split_20_Summary-backgroundobjects">
      <style:graphic-properties draw:stroke="none" draw:fill="none" draw:fill-color="#ffffff" draw:textarea-vertical-align="bottom" draw:auto-grow-height="false" fo:min-height="1.27cm"/>
    </style:style>
    <style:style style:name="Mpr25" style:family="presentation" style:parent-style-name="Defaul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6" style:family="presentation" style:parent-style-name="Default-backgroundobjects">
      <style:graphic-properties draw:stroke="none" draw:fill="none" draw:fill-color="#ffffff" draw:auto-grow-height="false" fo:min-height="1.27cm"/>
    </style:style>
    <style:style style:name="Mpr27"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96pt"/>
    </style:style>
    <style:style style:name="MP6" style:family="paragraph">
      <loext:graphic-properties draw:fill="solid" draw:fill-color="#fafafa"/>
      <style:paragraph-properties fo:text-align="start" style:font-independent-line-spacing="true"/>
      <style:text-properties fo:font-size="28pt"/>
    </style:style>
    <style:style style:name="MP7" style:family="paragraph">
      <loext:graphic-properties draw:fill="gradient" draw:fill-gradient-name="Gradient_20_2"/>
      <style:paragraph-properties fo:text-align="start" style:font-independent-line-spacing="true"/>
      <style:text-properties fo:font-size="28pt"/>
    </style:style>
    <style:style style:name="MP8" style:family="paragraph">
      <loext:graphic-properties draw:fill="none"/>
      <style:paragraph-properties fo:text-align="start" style:font-independent-line-spacing="true"/>
      <style:text-properties fo:font-size="40pt"/>
    </style:style>
    <style:style style:name="MP9" style:family="paragraph">
      <loext:graphic-properties draw:fill="none"/>
      <style:paragraph-properties fo:text-align="start" style:font-independent-line-spacing="true"/>
      <style:text-properties fo:font-size="32pt"/>
    </style:style>
    <style:style style:name="MP10" style:family="paragraph">
      <loext:graphic-properties draw:fill="none"/>
      <style:paragraph-properties fo:text-align="start" style:font-independent-line-spacing="true"/>
      <style:text-properties fo:font-size="120pt"/>
    </style:style>
    <style:style style:name="MP11" style:family="paragraph">
      <loext:graphic-properties draw:fill="none"/>
      <style:paragraph-properties fo:text-align="start" style:font-independent-line-spacing="true"/>
      <style:text-properties fo:font-size="239.899993896484pt"/>
    </style:style>
    <style:style style:name="MP12" style:family="paragraph">
      <loext:graphic-properties draw:fill="none"/>
      <style:paragraph-properties fo:text-align="start" style:font-independent-line-spacing="true"/>
      <style:text-properties fo:font-size="48pt"/>
    </style:style>
    <style:style style:name="MP13" style:family="paragraph">
      <loext:graphic-properties draw:fill="none"/>
      <style:paragraph-properties fo:text-align="start" style:font-independent-line-spacing="true"/>
      <style:text-properties fo:font-size="84pt"/>
    </style:style>
    <style:style style:name="MP14"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Section_20_and_20_Subsection_20_Title" style:display-name="Section and Subsection Title" style:page-layout-name="PM1" draw:style-name="Mdp1">
      <draw:frame draw:name="Shape 95" presentation:style-name="Mpr1" draw:text-style-name="MP5" draw:layer="backgroundobjects" svg:width="45.658cm" svg:height="5.183cm" svg:x="2.169cm" svg:y="10.102cm" presentation:class="title" presentation:user-transformed="true">
        <draw:text-box>
          <text:p/>
        </draw:text-box>
      </draw:frame>
      <draw:frame presentation:style-name="Section_20_and_20_Subsection_20_Title-outline1" draw:layer="backgroundobjects" svg:width="45.699cm" svg:height="16.564cm" svg:x="2.538cm" svg:y="6.683cm" presentation:class="outline" presentation:placeholder="true">
        <draw:text-box/>
      </draw:frame>
      <presentation:notes style:page-layout-name="PM2">
        <draw:page-thumbnail presentation:style-name="Section_20_and_20_Subsection_20_Title-title" draw:layer="backgroundobjects" svg:width="13.968cm" svg:height="10.476cm" svg:x="3.81cm" svg:y="2.123cm" presentation:class="page"/>
        <draw:frame presentation:style-name="Section_20_and_20_Subsection_20_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custom-shape draw:name="Shape 111" draw:style-name="Mgr3" draw:text-style-name="MP6" draw:layer="backgroundobjects" svg:width="50.777cm" svg:height="24.916cm" draw:transform="rotate (-3.14159265358979) translate (50.774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Mgr4" draw:text-style-name="MP7" draw:layer="backgroundobjects" svg:width="50.777cm" svg:height="0.602cm" svg:x="0cm" svg:y="3.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3" presentation:style-name="Mpr4" draw:text-style-name="MP8" draw:layer="backgroundobjects" svg:width="49.014cm" svg:height="3.346cm" svg:x="0.546cm" svg:y="0.091cm" presentation:class="title" presentation:user-transformed="true">
        <draw:text-box>
          <text:p/>
        </draw:text-box>
      </draw:frame>
      <draw:frame presentation:style-name="Title_20_Only-outline1" draw:layer="backgroundobjects" svg:width="45.699cm" svg:height="16.564cm" svg:x="2.538cm" svg:y="6.683cm" presentation:class="outline" presentation:placeholder="true">
        <draw:text-box/>
      </draw:frame>
      <presentation:notes style:page-layout-name="PM2">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Two_20_Columns" style:display-name="Title and Two Columns" style:page-layout-name="PM1" draw:style-name="Mdp2">
      <draw:custom-shape draw:name="Shape 105" draw:style-name="Mgr3" draw:text-style-name="MP6" draw:layer="backgroundobjects" svg:width="50.777cm" svg:height="19.198cm" draw:transform="rotate (-3.14159265358979) translate (50.774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7" presentation:style-name="Mpr7" draw:text-style-name="MP9" draw:layer="backgroundobjects" svg:width="45.658cm" svg:height="4.262cm" svg:x="2.621cm" svg:y="4.102cm" presentation:class="title" presentation:user-transformed="true">
        <draw:text-box>
          <text:p/>
        </draw:text-box>
      </draw:frame>
      <draw:frame draw:name="Shape 108" presentation:style-name="Title_20_and_20_Two_20_Columns-outline1" draw:layer="backgroundobjects" svg:width="22.211cm" svg:height="15.049cm" svg:x="2.621cm" svg:y="10.657cm" presentation:class="outline" presentation:placeholder="true" presentation:user-transformed="true">
        <draw:text-box/>
      </draw:frame>
      <draw:frame draw:name="Shape 109" presentation:style-name="Title_20_and_20_Two_20_Columns-outline1" draw:layer="backgroundobjects" svg:width="22.211cm" svg:height="15.049cm" svg:x="26.068cm" svg:y="10.657cm" presentation:class="outline" presentation:placeholder="true" presentation:user-transformed="true">
        <draw:text-box/>
      </draw:frame>
      <presentation:notes style:page-layout-name="PM2">
        <draw:page-thumbnail presentation:style-name="Title_20_and_20_Two_20_Columns-title" draw:layer="backgroundobjects" svg:width="16.932cm" svg:height="9.524cm" svg:x="1.058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2">
      <draw:custom-shape draw:name="Shape 100" draw:style-name="Mgr3" draw:text-style-name="MP6" draw:layer="backgroundobjects" svg:width="50.777cm" svg:height="19.198cm" draw:transform="rotate (-3.14159265358979) translate (50.774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2" presentation:style-name="Mpr10" draw:text-style-name="MP9" draw:layer="backgroundobjects" svg:width="45.658cm" svg:height="4.262cm" svg:x="2.621cm" svg:y="4.102cm" presentation:class="title" presentation:user-transformed="true">
        <draw:text-box>
          <text:p/>
        </draw:text-box>
      </draw:frame>
      <draw:frame draw:name="Shape 103" presentation:style-name="Title_20_and_20_Body-outline1" draw:layer="backgroundobjects" svg:width="45.658cm" svg:height="15.049cm" svg:x="2.621cm" svg:y="10.657cm" presentation:class="outline" presentation:placeholder="true" presentation:user-transformed="true">
        <draw:text-box/>
      </draw:frame>
      <presentation:notes style:page-layout-name="PM2">
        <draw:page-thumbnail presentation:style-name="Title_20_and_20_Body-title" draw:layer="backgroundobjects" svg:width="16.932cm" svg:height="9.524cm" svg:x="1.058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20_Point" style:display-name="Main Point" style:page-layout-name="PM1" draw:style-name="Mdp2">
      <draw:frame draw:name="Shape 120" presentation:style-name="Mpr13" draw:text-style-name="MP10" draw:layer="backgroundobjects" svg:width="44.613cm" svg:height="22.715cm" svg:x="2.722cm" svg:y="2.711cm" presentation:class="title" presentation:user-transformed="true">
        <draw:text-box>
          <text:p/>
        </draw:text-box>
      </draw:frame>
      <draw:frame presentation:style-name="Main_20_Point-outline1" draw:layer="backgroundobjects" svg:width="45.699cm" svg:height="16.564cm" svg:x="2.538cm" svg:y="6.683cm" presentation:class="outline" presentation:placeholder="true">
        <draw:text-box/>
      </draw:frame>
      <presentation:notes style:page-layout-name="PM2">
        <draw:page-thumbnail presentation:style-name="Main_20_Point-title" draw:layer="backgroundobjects" svg:width="16.932cm" svg:height="9.524cm" svg:x="1.058cm" svg:y="1.93cm" presentation:class="page"/>
        <draw:frame presentation:style-name="Main_20_Poi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20_Number" style:display-name="Big Number" style:page-layout-name="PM1" draw:style-name="Mdp2">
      <draw:frame draw:name="Shape 138" presentation:style-name="Mpr16" draw:text-style-name="MP11" draw:layer="backgroundobjects" svg:width="45.658cm" svg:height="10.902cm" svg:x="2.56cm" svg:y="6.932cm" presentation:class="title" presentation:user-transformed="true">
        <draw:text-box>
          <text:p/>
        </draw:text-box>
      </draw:frame>
      <draw:frame draw:name="Shape 139" presentation:style-name="Big_20_Number-outline1" draw:layer="backgroundobjects" svg:width="33.058cm" svg:height="7.222cm" svg:x="8.859cm" svg:y="18.18cm" presentation:class="outline" presentation:placeholder="true" presentation:user-transformed="true">
        <draw:text-box/>
      </draw:frame>
      <presentation:notes style:page-layout-name="PM2">
        <draw:page-thumbnail presentation:style-name="Big_20_Number-title" draw:layer="backgroundobjects" svg:width="16.932cm" svg:height="9.524cm" svg:x="1.058cm" svg:y="1.93cm" presentation:class="page"/>
        <draw:frame presentation:style-name="Big_20_Number-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20_Column_20_Text" style:display-name="One Column Text" style:page-layout-name="PM1" draw:style-name="Mdp2">
      <draw:custom-shape draw:name="Shape 115" draw:style-name="Mgr3" draw:text-style-name="MP6" draw:layer="backgroundobjects" svg:width="32.582cm" svg:height="28.561cm" draw:transform="rotate (-3.14159265358979) translate (50.778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Mgr4" draw:text-style-name="MP7" draw:layer="backgroundobjects" svg:width="28.561cm" svg:height="0.602cm" draw:transform="rotate (1.5707963267949) translate (18.195cm 28.5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7" presentation:style-name="Mpr19" draw:text-style-name="MP12" draw:layer="backgroundobjects" svg:width="15.592cm" svg:height="5.293cm" svg:x="1.255cm" svg:y="1.987cm" presentation:class="title" presentation:user-transformed="true">
        <draw:text-box>
          <text:p/>
        </draw:text-box>
      </draw:frame>
      <draw:frame draw:name="Shape 118" presentation:style-name="One_20_Column_20_Text-outline1" draw:layer="backgroundobjects" svg:width="15.592cm" svg:height="17.566cm" svg:x="1.255cm" svg:y="8.14cm" presentation:class="outline" presentation:placeholder="true" presentation:user-transformed="true">
        <draw:text-box/>
      </draw:frame>
      <presentation:notes style:page-layout-name="PM2">
        <draw:page-thumbnail presentation:style-name="One_20_Column_20_Text-title" draw:layer="backgroundobjects" svg:width="16.932cm" svg:height="9.524cm" svg:x="1.058cm" svg:y="1.93cm" presentation:class="page"/>
        <draw:frame presentation:style-name="One_20_Column_20_Text-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plit_20_Summary" style:display-name="Split Summary" style:page-layout-name="PM1" draw:style-name="Mdp2">
      <draw:custom-shape draw:name="Shape 122" draw:style-name="Mgr3" draw:text-style-name="MP6" draw:layer="backgroundobjects" svg:width="25.388cm" svg:height="28.561cm" svg:x="0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Mgr4" draw:text-style-name="MP7" draw:layer="backgroundobjects" svg:width="28.557cm" svg:height="0.602cm" draw:transform="rotate (-1.5707963267949) translate (25.39cm 0.0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4" presentation:style-name="Mpr22" draw:text-style-name="MP13" draw:layer="backgroundobjects" svg:width="22.463cm" svg:height="8.23cm" svg:x="1.474cm" svg:y="6.848cm" presentation:class="title" presentation:user-transformed="true">
        <draw:text-box>
          <text:p/>
        </draw:text-box>
      </draw:frame>
      <draw:frame draw:name="Shape 126" presentation:style-name="Split_20_Summary-outline1" draw:layer="backgroundobjects" svg:width="21.306cm" svg:height="20.518cm" svg:x="27.43cm" svg:y="4.021cm" presentation:class="outline" presentation:placeholder="true" presentation:user-transformed="true">
        <draw:text-box/>
      </draw:frame>
      <presentation:notes style:page-layout-name="PM2">
        <draw:page-thumbnail presentation:style-name="Split_20_Summary-title" draw:layer="backgroundobjects" svg:width="16.932cm" svg:height="9.524cm" svg:x="1.058cm" svg:y="1.93cm" presentation:class="page"/>
        <draw:frame presentation:style-name="Split_20_Summary-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Shape 13" presentation:style-name="Mpr25" draw:text-style-name="MP5" draw:layer="backgroundobjects" svg:width="45.658cm" svg:height="5.183cm" svg:x="2.169cm" svg:y="10.102cm" presentation:class="title" presentation:user-transformed="true">
        <draw:text-box>
          <text:p/>
        </draw:text-box>
      </draw:frame>
      <draw:frame draw:name="Shape 15" draw:style-name="Mgr5" draw:text-style-name="MP14" draw:layer="backgroundobjects" svg:width="2.433cm" svg:height="4.652cm" svg:x="47.336cm" svg:y="22.96cm">
        <draw:image xlink:href="Pictures/10000201000001F4000003BC0DA28E0C632ED5C0.png" xlink:type="simple" xlink:show="embed" xlink:actuate="onLoad">
          <text:p/>
        </draw:image>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ubsection Title</dc:title>
    <meta:editing-cycles>22</meta:editing-cycles>
    <dc:date>2018-01-07T22:48:09.556477582</dc:date>
    <meta:editing-duration>PT38M18S</meta:editing-duration>
    <meta:generator>LibreOffice/5.1.6.2$Linux_X86_64 LibreOffice_project/10m0$Build-2</meta:generator>
    <meta:document-statistic meta:object-count="104"/>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0</meta:user-defined>
  </office:meta>
</office:document-meta>
</file>